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Filter_float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float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float.apply( Object sourc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floa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_floa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Filter_float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Filter_float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